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style:font-size-asian="10.5p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0fcdac"/>
    </style:style>
    <style:style style:name="P10" style:family="paragraph" style:parent-style-name="Standard">
      <style:text-properties fo:font-size="8pt" officeooo:rsid="001b80c7" officeooo:paragraph-rsid="000fcdac" style:font-size-asian="8pt" style:font-size-complex="8pt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17" svg:width="4.5cm" svg:height="2.5cm" svg:x="15.401cm" svg:y="21.2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3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1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5" draw:style-name="gr3" draw:text-style-name="P12" svg:width="4.5cm" svg:height="1.2cm" draw:control="control23"/></text:p><text:p text:style-name="P9"><draw:control text:anchor-type="as-char" svg:y="-0.009cm" draw:z-index="26" draw:style-name="gr3" draw:text-style-name="P17" svg:width="4.5cm" svg:height="0.451cm" draw:control="control24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8"><draw:control text:anchor-type="as-char" svg:y="-0.009cm" draw:z-index="10" draw:style-name="gr3" draw:text-style-name="P17" svg:width="4.5cm" svg:height="0.451cm" draw:control="control9"/></text:p><text:p text:style-name="P8"/><text:p text:style-name="P8"/><text:p text:style-name="P8"><draw:control text:anchor-type="as-char" svg:y="-0.009cm" draw:z-index="11" draw:style-name="gr3" draw:text-style-name="P17" svg:width="4.5cm" svg:height="0.451cm" draw:control="control10"/></text:p><text:p text:style-name="P8"/><text:p text:style-name="P8"/><text:p text:style-name="P8"><draw:control text:anchor-type="as-char" svg:y="-0.009cm" draw:z-index="12" draw:style-name="gr3" draw:text-style-name="P12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/>
      <text:p text:style-name="Standard">Fachprüfung „Chemie“ gemäß ADN 8.2.2.7.2</text:p>
      <text:p text:style-name="Standard_20_ohne_20_Leerzeile"><draw:control text:anchor-type="as-char" svg:y="-0.351cm" draw:z-index="4" draw:style-name="gr3" draw:text-style-name="P14" svg:width="12.002cm" svg:height="0.701cm" draw:control="control4"/></text:p>
      <text:p text:style-name="Standard_20_ohne_20_Leerzeile"/>
      <text:p text:style-name="P3">nach dem Ergebnis, der von Ihnen abgelegten Fachprüfung ADN „Chemie“ kann Ihnen eine Bescheinigung über besondere Kenntnisse des ADN 8.2.1.7 nicht erteilt werden, da Sie die Prüfung nach ADN 8.2.2.7.2.5 <text:span text:style-name="T1">nicht bestanden </text:span><text:span text:style-name="T2">haben.</text:span></text:p>
      <text:p text:style-name="P4"/>
      <text:p text:style-name="P3">Prüfungstermin: <draw:control text:anchor-type="as-char" svg:y="-0.519cm" draw:z-index="5" draw:style-name="gr3" draw:text-style-name="P15" svg:width="9.302cm" svg:height="0.701cm" draw:control="control5"/></text:p>
      <text:p text:style-name="P5">Erreichte Punktzahl Multiple Choice Fragen:<draw:control text:anchor-type="as-char" svg:y="-0.519cm" draw:z-index="20" draw:style-name="gr3" draw:text-style-name="P15" svg:width="4.977cm" svg:height="0.701cm" draw:control="control19"/></text:p>
      <text:p text:style-name="P5">Erreichte Punktzahl Fallfrage:<draw:control text:anchor-type="as-char" svg:y="-0.519cm" draw:z-index="21" draw:style-name="gr3" draw:text-style-name="P15" svg:width="7.531cm" svg:height="0.701cm" draw:control="control20"/></text:p>
      <text:p text:style-name="P5">Sie haben gemäß ADN 8.2.2.7.2.5 die erforderliche Gesamtpunktzahl von <text:s/>44 Punkten nicht erreicht.</text:p>
      <text:p text:style-name="P5">Sie können nach Ablauf einer Frist erneut an einer Prüfung teilnehmen.</text:p>
      <text:p text:style-name="P5">Ende der Sperrfrist:<draw:control text:anchor-type="as-char" svg:y="-0.519cm" draw:z-index="22" draw:style-name="gr3" draw:text-style-name="P15" svg:width="8.914cm" svg:height="0.701cm" draw:control="control21"/></text:p>
      <text:p text:style-name="Text_20_body">Sie können entweder von den Multiple Choice Fragen oder von der Fallfrage befreit werden, wenn Sie innerhalb von 2 Jahren an einer Wiederholungs-prüfung teilnehmen. Für die Teilnahme an einer Wiederholungsprüfung bitte ich um frühzeitige Anmeldung und um Mitteilung, ob Sie von einem <text:s/>Prüfungsteil befreit werden möchten.</text:p>
      <text:p text:style-name="P6">Rechtsbehelfsbelehrung</text:p>
      <text:p text:style-name="P7"><draw:control text:anchor-type="char" draw:z-index="23" draw:style-name="gr4" draw:text-style-name="P19" svg:width="12.576cm" svg:height="2.8cm" svg:x="-0.088cm" svg:y="0cm" draw:control="control22"/></text:p>
      <text:p text:style-name="P7"/>
      <text:p text:style-name="P7">Mit freundlichen Grüßen</text:p>
      <text:p text:style-name="P7">Im Auftrag</text:p>
      <text:p text:style-name="P7"/>
      <text:p text:style-name="P7"/>
      <text:p text:style-name="P7"/>
      <text:p text:style-name="P7">Mit freundlichen Grüßen</text:p>
      <text:p text:style-name="P7">imAuftrag</text:p>
      <text:p text:style-name="P7"/>
      <text:p text:style-name="P7"/>
      <text:p text:style-name="P7"><draw:control text:anchor-type="as-char" svg:y="-1.351cm" draw:z-index="6" draw:style-name="gr3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hyphenation-ladder-count="no-limit" style:page-number="auto"/>
      <style:text-properties fo:font-size="10.5pt" style:font-size-asian="10.5pt" fo:hyphenate="true" fo:hyphenation-remain-char-count="4" fo:hyphenation-push-char-count="2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34:46.042201744</dc:date>
    <dc:creator>Stefan Meyer</dc:creator>
    <meta:editing-duration>PT19H14M35S</meta:editing-duration>
    <meta:editing-cycles>102</meta:editing-cycles>
    <meta:document-statistic meta:table-count="0" meta:image-count="1" meta:object-count="0" meta:page-count="1" meta:paragraph-count="34" meta:word-count="140" meta:character-count="1013" meta:non-whitespace-character-count="880"/>
  </office:meta>
</office:document-meta>
</file>